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4" style:family="paragraph" style:parent-style-name="Standard" style:list-style-name="L1">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7" style:family="paragraph" style:parent-style-name="Header">
      <style:paragraph-properties fo:text-align="start" style:justify-single-word="false"/>
    </style:style>
    <style:style style:name="T1" style:family="text">
      <style:text-properties fo:font-variant="normal" fo:text-transform="none" fo:color="#444444" style:font-name="Arial1" fo:font-size="10.5pt" fo:letter-spacing="normal" fo:font-style="normal" fo:font-weight="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gumenterende tekst</text:p>
      <text:p text:style-name="P1"/>
      <text:p text:style-name="P2">Introduksjon</text:p>
      <text:p text:style-name="P2"/>
      <text:p text:style-name="P3">I <text:span text:style-name="T3">Å ta liv: Embryoet og fosteret </text:span><text:span text:style-name="T2">argumenterer Peter Singer for at det kan være moralsk akseptabelt å ta livet av foster og selv spedbarn. Jeg vil starte med å presentere ståpunktet og argumentene Singer bruker til å begrunne denne påstanden. Jeg vil deretter komme med noen motargumenter mot disse. Jeg vil legge vekt på påstandene om potensialet til foster, samt Singers vekt på selvbevissthet som grunnlaget for moraliteten rundt abort.</text:span></text:p>
      <text:p text:style-name="P3"><text:span text:style-name="T2"/></text:p>
      <text:p text:style-name="P2"><text:span text:style-name="T2">Singers argumenter</text:span></text:p>
      <text:p text:style-name="P3"><text:span text:style-name="T2">Singer bygger det meste av teksten sin rundt det såkalte ''konservative argumentet'' mot abort. Som en syllogisme går argumentet som følger:</text:span></text:p>
      <text:p text:style-name="P3"><text:span text:style-name="T2"/></text:p>
      <text:list xml:id="list4333723851675556649" text:style-name="L1">
        <text:list-item>
          <text:p text:style-name="P4"><text:span text:style-name="T2">P1: Det er galt å drepe et uskyldig menneske.</text:span></text:p>
        </text:list-item>
        <text:list-item>
          <text:p text:style-name="P4"><text:span text:style-name="T2">P2: Et menneskefoster er et uskyldig menneske. </text:span></text:p>
        </text:list-item>
        <text:list-item>
          <text:p text:style-name="P4"><text:span text:style-name="T2">K: Det er derfor galt å drepe et menneskefoster.</text:span></text:p>
        </text:list-item>
      </text:list>
      <text:p text:style-name="P3"><text:span text:style-name="T2"/></text:p>
      <text:p text:style-name="P3"><text:span text:style-name="T2">Singer mener at de fleste angrep på dette argumentet retter seg mot P2. De vanligste innvendingene går ut på at det må være et skille mellom et foster og et menneske, slik som fødsel, livstegn eller bevissthet. Det argumenters også at kvinnen ikke er moralsk forpliktet til å livnære fosteret, siden hun har alle rettigheter over sin egen kropp – per habeas corpus. Disse argumentene går faller under liberale motargumentene. Kan vi argumentere mot P2, så følger ikke K. Singer mener at argumentene om skillet ikke kan holde, siden disse er basert på vilkårlige grenser, og derfor mangler tyngden bak seg, som gjør det moralsk relevant. Argumentet om kvinnens selvbestemmelses rett over egen kropp mener Singer ikke kan brukes på grunnlag av det utilitaristiske synet at fosterets interesse av liv veier mer kvinnens interesser om selvbestemmelse, og holder derfor ikke.</text:span></text:p>
      <text:p text:style-name="P3"><text:span text:style-name="T2"/></text:p>
      <text:p text:style-name="P3"><text:span text:style-name="T2">Singer velger heller å se på P1, og hva om menes med et ''uskyldig menneske''. Om man med dette mener én av arten </text:span><text:span text:style-name="T3">Homo Sapiens </text:span><text:span text:style-name="T2">mener Singer at dette ikke kan ha noe moralsk relevans, siden dette er et vilkårlige, artssjåvinistisk syn. Vi kan derfor ikke tildele et foster noe større verdi en et ikke-menneske med samme nivå av rasjonalitet, sanseevner og selvbevissthet. Det Singer heller mener er at et foster ikke kan sies å ha den samme rasjonaliteten, selvbevisstheten, autonomien og preferansen om å leve, som en voksen person, og kan derfor heller ikke sies å ha de samme rettighetene. Abort vil derfor ikke kunne sammenliknes med drap på en voksen, selvbevist person.</text:span></text:p>
      <text:p text:style-name="P3"><text:span text:style-name="T2"/></text:p>
      <text:p text:style-name="P3"><text:span text:style-name="T2">En syllogisme som utfordrer dette er følgende:</text:span></text:p>
      <text:p text:style-name="P3"><text:span text:style-name="T2"/></text:p>
      <text:list xml:id="list39799927" text:continue-numbering="true" text:style-name="L1">
        <text:list-item>
          <text:p text:style-name="P4"><text:span text:style-name="T2">P1: Det er galt å drepe et potensielt menneske.</text:span></text:p>
        </text:list-item>
        <text:list-item>
          <text:p text:style-name="P4"><text:span text:style-name="T2">P2: Et menneskefoster er et potensielt menneske. </text:span></text:p>
        </text:list-item>
        <text:list-item>
          <text:p text:style-name="P4"><text:span text:style-name="T2">K: Det er derfor galt å drepe et menneskefoster.</text:span></text:p>
        </text:list-item>
      </text:list>
      <text:p text:style-name="P2"><text:span text:style-name="T2"/></text:p>
      <text:p text:style-name="P3"><text:span text:style-name="T2">Mot dette argumenterer Singer med at det er en logisk feilslutning å si at noe som har potensialet til X har de samme rettighetene som X. Han støtter dette med en rekke analogier. Singer mener at den eneste måten dette kan holde opp på er om vi legger en særegen verdi i en rasjonell og selvbevist skapning. Da vil det å ødelegge et slik potensiale være umoralsk. Men om dette er tilfelle vil selv generelt godtatte midler som prevensjon ødelegge dette potensialet, og derfor være noe umoralsk, noe de færreste godtar.</text:span></text:p>
      <text:p text:style-name="P3"><text:soft-page-break/><text:span text:style-name="T2">Singer mener at det eneste vi sitter igjen med er idéen om at det ikke er noen gode argumenter mot abort. Så lenge et foster ikke er selvbevist, kan det ikke ha preferanser, og derfor ikke de samme rettighetene som en voksen person. Singer mener også at dette gjelder spedbarn, før de har utviklet selvbevissthet. Han mener derfor at under de samme argumentene, så vil spedbarnsdrap kunne rettferdiggjøres.</text:span></text:p>
      <text:p text:style-name="P3"><text:span text:style-name="T2"/></text:p>
      <text:p text:style-name="P3"><text:span text:style-name="T2"/></text:p>
      <text:p text:style-name="P6">Innvendinger</text:p>
      <text:p text:style-name="P6"/>
      <text:p text:style-name="P5">La oss nå se for oss en person, uten noen etterlatte, er sterkt rammet av demens, til slikt et nivå at det er lite tegn på selvbevissthet. Hva ville Singer sagt i dette tilfellet? Vi skal bruke dette tankeeksperimentet til å se på to av argumentene til Singer. Vi starter med å se på Singer påstand om at fosterets mangel på selvbevissthet som grunnen på den mangel på rettigheter. Om dette er tilfellet vil det ikke være noe i veien for å kunne ta livet av denne personen. Selv om noen vil kunne argumentere for at det vil være barmhjertig å ta livet av en sånn person, grunnet mangelen på et verdig liv, og at man nok kan argumentere at ut ifra utilitaristiske syn vil dette være rettferdiggjort. Siden noen må ta vare på denne personen, og personen selv ikke har noen preferanse om ikke å dø (dette er nok ikke tilfelle for virkelige demente), så vil den universale lykken økes om vi dreper denne personen. Vi kan fort se her at selvbevissthet som grunnlaget for rettigheter kan lede oss ned den <text:span text:style-name="T3">Glatte Bakken</text:span><text:span text:style-name="T3"><text:note text:id="ftn0" text:note-class="footnote"><text:note-citation>1</text:note-citation><text:note-body><text:p text:style-name="Footnote">''Slippery Slope'' på engelsk</text:p></text:note-body></text:note></text:span>, hvor drap på personer med nedsatt selvbevissthet kan rettferdiggjøres. Vi vil komme tilbake til selvbevissthet senere, men nå skal jeg forandre litt på dette tankeeksperimentet. </text:p>
      <text:p text:style-name="P5"/>
      <text:p text:style-name="P5">La oss nå se for oss at det finnes en kur mot demens, som består i én ni måneders behandling. Det betyr nå at denne personen ikke har selvbevissthet før om ni måneder, men personen har inntil det potensialet til selvbevissthet. Per Singers argument vil drap av denne personen være kunne rettferdiggjøres, siden dens potensial for selvbevissthet ikke gir samme rettigheter som en selvbevist person. Dette er en konsekvens det er mye vanskeligere å svelge. Om det i dette tankeeksperimentet ville vært umoralsk å drepe personen, hva er da forskjellen mellom denne personen og fosteret, som om ni måneder vil få selvbevissthet.</text:p>
      <text:p text:style-name="P5"/>
      <text:p text:style-name="P5">Singer sier også at fosteret ikke kan behandles anderledes enn et ikke-menneskelig dyr. Men man kan argumentere for at fosteret har noe spesielt ved seg, som gjør at det vil bli et selvbevist menneske. På denne måten skiller det seg fra dyrene, og argumentet om at fosteret har samme rettigheter som dyrene blir svakere.</text:p>
      <text:p text:style-name="P5"/>
      <text:p text:style-name="P5">Jeg vil også komme med en liten kommentar på Singer påstand om at vår respekt av potensialet til et foster vil føre til en umoralitet i prevensjon. La oss si at du har en lottokupong. Stjeler jeg den rett etter du kjøper den, så vil jeg bare skylde deg det du betalte for kupongen. Si at jeg ikke stjeler den, og at du vinner 2 millioner kroner. Om jeg nå stjeler den, så vil jeg ikke bare stjele kupongen, jeg vil også stjele de 2 millionene. Men lottokupongen hadde bare et potensial til å bli penger, den var aldri de 2 millionene. Hva er da forskjellen på de to scenarioene. I det første så var potensialet hypotetisk, det var ikke sikkert om du ville vinne eller ikke. I det andre scenarioet haddet du vunnet, og lottokupongen ville sikkert bli penger. På samme måtet er det med fosteret, det vil bli en selvbevissthet person. Men med prevensjon er potensialet for en person hypotetisk. Det skal utenomlignede årsaker til for at dette skal bli en person. Jeg mener derfor ikke at Singers argument holder her.</text:p>
      <text:p text:style-name="P5"/>
      <text:p text:style-name="P5">Vi skal så se tilbake på idéen om selvbevissthet. Om vi ser på Singers argumenter i <text:span text:style-name="T3">Alle dyr er likeverdige </text:span>mener han at det ikke burde være på grunnlaget av noen ferdighet at verdien til noe <text:soft-page-break/>bedømmes. Men Singer mener likevel at det er fosterets ferdighet å være selvbevisst som er avgjørende for abortsaken. Singer sier selv at han er veganer (ref) grunnet at dyr skal være like mye verdt som personer, og siden dyr har sanseevnen til å føle smerte. Jeg mener det er inkonsistent av ham å holde denne posisjonen samtidig med at han er for abort, siden selv foster kan sanse og føle smerte fra rundt 24. uke, så må de i det minste ha de samme rettighetene som Singer argumenterer for at dyr skal ha.</text:p>
      <text:p text:style-name="P5"/>
      <text:p text:style-name="P5"/>
      <text:p text:style-name="P6">Konklusjon</text:p>
      <text:p text:style-name="P5"/>
      <text:p text:style-name="P5">Som vi har sett, så er det deler av Singers argumentasjon som ikke helt holder vann. Men jeg skal heller avslutte med ett poeng fra Hursthouse. Hun argumenter for at å koke abortdebatten ned til det metafysiske argumentet om dikatomiet med selvbevissthet, gjør at vi fjerner oss fra den virkelige situasjonen som ligger graviditeten. Diskusjonen om fosterets status vil ikke kunne si noe om omstendighetene som førte til graviditeten, hvordan kvinnen vil ha det under og etter fødsel, etc. Dette er ting Hursthaus mener er viktig for å kunne ta et ståpunkt til hvorvidt aborten er moralsk. Hun fortsetter med mange eksempler og tankeeksperiment som ikke vi har tid til å se på, men jeg synes at det overordne poenget hennes er fornuftig: Abort er et komplisert tema, og å fokusere på hvorvidt fosteret er selvbevisst, eller har den gudgitt rett på liv, vil distansere oss fra den virkelige situasjonen kvinnen som skal ta abort er i.</text:p>
      <text:p text:style-name="P1"/>
      <text:p text:style-name="P1"/>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OpenSymbol" svg:font-family="OpenSymbol"/>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b" fo:country="NO"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b" fo:country="NO"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tyle>
    <style:style style:name="MT1" style:family="text">
      <style:text-properties fo:font-variant="normal" fo:text-transform="none" fo:color="#444444" style:font-name="Arial1" fo:font-size="10.5pt" fo:letter-spacing="normal" fo:font-style="normal" fo:font-weight="normal"/>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Exphil 03 <text:tab/><text:tab/>Kandidatnr: <text:span text:style-name="MT1">142391</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iel Heinesen</meta:initial-creator>
    <meta:creation-date>2018-05-01T17:04:09.59</meta:creation-date>
    <meta:generator>OpenOffice/4.1.3$Win32 OpenOffice.org_project/413m1$Build-9783</meta:generator>
    <dc:date>2018-05-01T19:59:27.48</dc:date>
    <dc:creator>Daniel Heinesen</dc:creator>
    <meta:editing-duration>PT2H55M8S</meta:editing-duration>
    <meta:editing-cycles>17</meta:editing-cycles>
    <meta:document-statistic meta:table-count="0" meta:image-count="0" meta:object-count="0" meta:page-count="3" meta:paragraph-count="26" meta:word-count="1419" meta:character-count="8297"/>
  </office:meta>
</office:document-meta>
</file>